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 text:animation="none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DNA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<text:span text:style-name="T1">Deoxyribonucleic</text:span> aci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NA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All living things have DNA within their cells</text:p>
              </text:list-item>
              <text:list-item>
                <text:p>Aside from <text:span text:style-name="T2">red blood cells</text:span> and cornified cells, all other cells in the human body contain nuclear DNA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1T12:00:11.836201213</meta:creation-date>
    <meta:editing-duration>PT42S</meta:editing-duration>
    <meta:editing-cycles>2</meta:editing-cycles>
    <meta:generator>LibreOffice/7.3.7.2$Linux_X86_64 LibreOffice_project/30$Build-2</meta:generator>
    <dc:title>DNA</dc:title>
    <dc:date>2023-02-01T12:11:33.903496540</dc:date>
    <meta:document-statistic meta:object-count="110"/>
  </office:meta>
</office:document-meta>
</file>